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9.349cm" style:rel-column-width="36041*"/>
    </style:style>
    <style:style style:name="Таблица2.B" style:family="table-column">
      <style:table-column-properties style:column-width="7.65cm" style:rel-column-width="2949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8" style:family="paragraph" style:parent-style-name="Header">
      <style:text-properties fo:font-size="2pt" fo:language="en" fo:country="US" style:font-size-asian="2pt" style:font-size-complex="2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style:text-autospace="none"/>
      <style:text-properties style:font-name="Arial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ext_20_body" style:list-style-name="L1">
      <style:paragraph-properties fo:margin-top="0cm" fo:margin-bottom="0cm"/>
      <style:text-properties style:font-name="Arial"/>
    </style:style>
    <style:style style:name="P14" style:family="paragraph" style:parent-style-name="Text_20_body" style:list-style-name="L2">
      <style:paragraph-properties fo:margin-top="0cm" fo:margin-bottom="0cm"/>
      <style:text-properties style:font-name="Arial" fo:font-style="italic" style:font-style-asian="italic" style:font-style-complex="italic"/>
    </style:style>
    <style:style style:name="P15" style:family="paragraph" style:parent-style-name="Text_20_body" style:list-style-name="L3">
      <style:paragraph-properties fo:margin-top="0cm" fo:margin-bottom="0cm"/>
      <style:text-properties style:font-name="Arial" fo:font-style="italic" style:font-style-asian="italic" style:font-style-complex="italic"/>
    </style:style>
    <style:style style:name="P16" style:family="paragraph" style:parent-style-name="Text_20_body" style:list-style-name="L2">
      <style:paragraph-properties fo:margin-top="0cm" fo:margin-bottom="0cm"/>
      <style:text-properties style:font-name="Arial" fo:language="ru" fo:country="RU" fo:font-style="italic" style:font-style-asian="italic" style:font-style-complex="italic"/>
    </style:style>
    <style:style style:name="P17" style:family="paragraph" style:parent-style-name="Text_20_body" style:list-style-name="L3">
      <style:paragraph-properties fo:margin-top="0cm" fo:margin-bottom="0cm"/>
      <style:text-properties style:font-name="Arial" fo:language="ru" fo:country="RU" fo:font-style="italic" style:font-style-asian="italic" style:font-style-complex="italic"/>
    </style:style>
    <style:style style:name="P18" style:family="paragraph" style:parent-style-name="Text_20_body" style:list-style-name="L3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9" style:family="paragraph" style:parent-style-name="Text_20_body" style:list-style-name="L4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21" style:family="paragraph" style:parent-style-name="Text_20_body" style:list-style-name="L5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22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style:style style:name="T4" style:family="text"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T5" style:family="text">
      <style:text-properties fo:color="#000000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6" style:family="text">
      <style:text-properties fo:color="#006400" style:font-name="Courier New" fo:font-size="9pt" style:font-name-asian="Courier New" style:font-size-asian="9pt" style:font-name-complex="Courier New" style:font-size-complex="9pt"/>
    </style:style>
    <style:style style:name="T7" style:family="text">
      <style:text-properties fo:color="#006400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8" style:family="text">
      <style:text-properties fo:color="#dc2300" fo:language="en" fo:country="US" fo:font-weight="bold" style:font-weight-asian="bold" style:font-weight-complex="bold"/>
    </style:style>
    <style:style style:name="T9" style:family="text">
      <style:text-properties fo:color="#dc2300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7225124" text:style-name="L1">
        <text:list-item>
          <text:p text:style-name="P13">Сделать возможным обновление утилиты без повторного настраивания</text:p>
        </text:list-item>
        <text:list-item>
          <text:p text:style-name="P13">Подготовка к многопрофильному использованию</text:p>
        </text:list-item>
        <text:list-item>
          <text:p text:style-name="P13">Конфигурационный файл должен быть понятен человеку</text:p>
        </text:list-item>
      </text:list>
      <text:p text:style-name="P4"/>
      <text:h text:style-name="P22" text:outline-level="2">Проектирование</text:h>
      <text:p text:style-name="P5"/>
      <text:list xml:id="list37217966" text:style-name="L2">
        <text:list-item>
          <text:p text:style-name="P14">Профили должны хранится там же где и вся остальная конфигурационная информация и быть также защищены</text:p>
        </text:list-item>
        <text:list-item>
          <text:p text:style-name="P14">Требуется чтобы у профиля было уникальное имя(в рамках текущей реализации «<text:span text:style-name="T1">default</text:span>»)</text:p>
        </text:list-item>
        <text:list-item>
          <text:p text:style-name="P16">В коде профиль должен быть выделен в отдельный класс</text:p>
        </text:list-item>
        <text:list-item>
          <text:p text:style-name="P16">По умолчанию должен создаваться профиль с папкой Мои Документы</text:p>
        </text:list-item>
        <text:list-item>
          <text:p text:style-name="P16">Поскольку программа потенциально в будущем будет расширяема, то хранилища сами через удобный интерфейс должны получать возможность считывать и записывать строковые и булевы значения</text:p>
        </text:list-item>
        <text:list-item>
          <text:p text:style-name="P16">Пример хранения настроек следующий(см. файл <text:span text:style-name="T1">fd7.xml</text:span>)</text:p>
        </text:list-item>
        <text:list-item>
          <text:p text:style-name="P16">Настройки планировщика должны быть включены в задания РК: причем отложить РК — в основные опции. При этом</text:p>
        </text:list-item>
        <text:list-item>
          <text:p text:style-name="P16">Настройки Конфигуратора должны хранится в общем файле с логами</text:p>
        </text:list-item>
      </text:list>
      <text:p text:style-name="P5"/>
      <text:p text:style-name="P5"/>
      <text:h text:style-name="P22" text:outline-level="2">Реализация</text:h>
      <text:p text:style-name="P5"/>
      <text:list xml:id="list37208675" text:style-name="L3">
        <text:list-item>
          <text:p text:style-name="P15">По окончании реализации конфигурационный файл должен выводится при типе лога <text:span text:style-name="T1">Support </text:span><text:span text:style-name="T2">в файловый лог</text:span></text:p>
        </text:list-item>
        <text:list-item>
          <text:p text:style-name="P17">Сообщения об ошибках в настройках должны быть конкретными</text:p>
        </text:list-item>
        <text:list-item>
          <text:p text:style-name="P18"><text:span text:style-name="T8">[</text:span><text:span text:style-name="T9">ОТМЕНЕНО: В следующей версии будет перенесено в другую форму</text:span><text:span text:style-name="T8">]</text:span>Отложить запланированное РК при нагруженности процессора должно быть перенесено в Планировщик-вкладку</text:p>
        </text:list-item>
      </text:list>
      <text:p text:style-name="P5"/>
      <text:h text:style-name="P22" text:outline-level="2">Отраженность в документации</text:h>
      <text:p text:style-name="P5"/>
      <text:p text:style-name="P6"><text:tab/><text:span text:style-name="T10">Документация по файлам с настроками должна быть уточнена</text:span></text:p>
      <text:p text:style-name="P6"><text:tab/>Поведение при необнаруженных или поврежденных настройках должно быть задокументировано</text:p>
      <text:p text:style-name="P5"/>
      <text:h text:style-name="P22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7">NUnit <text:span text:style-name="T2">тесты должны покрывать или полностью протестировано вручную</text:span></text:p>
      <text:list xml:id="list37237581" text:style-name="L4">
        <text:list-item>
          <text:p text:style-name="P19">клонирование+</text:p>
        </text:list-item>
        <text:list-item>
          <text:p text:style-name="P19"><text:soft-page-break/>сохранение и загрузку настроек+</text:p>
        </text:list-item>
        <text:list-item>
          <text:p text:style-name="P19">настройки по умолчанию+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Список настроек</text:p>
          </table:table-cell>
          <table:table-cell table:style-name="Таблица2.B1" office:value-type="string">
            <text:p text:style-name="P12">Тест</text:p>
          </table:table-cell>
        </table:table-row>
        <table:table-row>
          <table:table-cell table:style-name="Таблица2.A2" office:value-type="string">
            <text:p text:style-name="P10"><text:span text:style-name="T4">_backupPriority</text:span><text:span text:style-name="T6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4">_logLevel</text:span><text:span text:style-name="T6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5">_amountOfStoragesToProcessSynchronously</text:span><text:span text:style-name="T7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5">_amountOf7ZipProcessesToProcessSynchronously</text:span><text:span text:style-name="T7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5">_puttingOffBackupCpuLoading</text:span><text:span text:style-name="T7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5">_dontCareAboutPasswordLength</text:span><text:span text:style-name="T7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<text:span text:style-name="T5">_createTrayIconForScheduler</text:span><text:span text:style-name="T7">;</text:span></text:p>
          </table:table-cell>
          <table:table-cell table:style-name="Таблица2.B2" office:value-type="string">
            <text:p text:style-name="P12">+</text:p>
          </table:table-cell>
        </table:table-row>
        <table:table-row>
          <table:table-cell table:style-name="Таблица2.A2" office:value-type="string">
            <text:p text:style-name="P11">ЧТО</text:p>
          </table:table-cell>
          <table:table-cell table:style-name="Таблица2.B2" office:value-type="string">
            <text:p text:style-name="P12">++</text:p>
          </table:table-cell>
        </table:table-row>
        <table:table-row>
          <table:table-cell table:style-name="Таблица2.A2" office:value-type="string">
            <text:p text:style-name="P11">Шифрование</text:p>
          </table:table-cell>
          <table:table-cell table:style-name="Таблица2.B2" office:value-type="string">
            <text:p text:style-name="P12">++</text:p>
          </table:table-cell>
        </table:table-row>
        <table:table-row>
          <table:table-cell table:style-name="Таблица2.A2" office:value-type="string">
            <text:p text:style-name="P11">Когда</text:p>
          </table:table-cell>
          <table:table-cell table:style-name="Таблица2.B2" office:value-type="string">
            <text:p text:style-name="P12">++</text:p>
          </table:table-cell>
        </table:table-row>
        <table:table-row>
          <table:table-cell table:style-name="Таблица2.A2" office:value-type="string">
            <text:p text:style-name="P11">Прочие настройки</text:p>
          </table:table-cell>
          <table:table-cell table:style-name="Таблица2.B2" office:value-type="string">
            <text:p text:style-name="P12">++</text:p>
          </table:table-cell>
        </table:table-row>
        <table:table-row>
          <table:table-cell table:style-name="Таблица2.A2" office:value-type="string">
            <text:p text:style-name="P11">Логи</text:p>
          </table:table-cell>
          <table:table-cell table:style-name="Таблица2.B2" office:value-type="string">
            <text:p text:style-name="P12">++</text:p>
          </table:table-cell>
        </table:table-row>
        <table:table-row>
          <table:table-cell table:style-name="Таблица2.A2" office:value-type="string">
            <text:p text:style-name="P11"/>
          </table:table-cell>
          <table:table-cell table:style-name="Таблица2.B2" office:value-type="string">
            <text:p text:style-name="P12"/>
          </table:table-cell>
        </table:table-row>
      </table:table>
      <text:p text:style-name="P6"/>
      <text:p text:style-name="P6"/>
      <text:p text:style-name="P6">Ручное тестирование</text:p>
      <text:list xml:id="list37208650" text:style-name="L5">
        <text:list-item>
          <text:p text:style-name="P20">первый запуск: +</text:p>
        </text:list-item>
        <text:list-item>
          <text:p text:style-name="P21"><text:span text:style-name="T2">запуск </text:span>Ghost<text:span text:style-name="T2">+</text:span></text:p>
        </text:list-item>
      </text:list>
      <text:p text:style-name="P7"/>
      <text:p text:style-name="P6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7</text:span></text:p>
              <text:p text:style-name="MP3">Перенос настроек в <text:span text:style-name="MT1">Xml </text:span>файл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7T16:13:36.35</meta:creation-date>
    <meta:editing-duration>PT03H35M58S</meta:editing-duration>
    <meta:editing-cycles>16</meta:editing-cycles>
    <meta:generator>OpenOffice.org/3.0$Win32 OpenOffice.org_project/300m15$Build-9379</meta:generator>
    <meta:initial-creator>Сергей Кучук</meta:initial-creator>
    <dc:date>2009-08-02T17:12:42.23</dc:date>
    <dc:creator>Сергей Кучук</dc:creator>
    <meta:document-statistic meta:table-count="2" meta:image-count="0" meta:object-count="0" meta:page-count="2" meta:paragraph-count="59" meta:word-count="291" meta:character-count="2177"/>
    <meta:user-defined meta:name="Поле 1"/>
    <meta:user-defined meta:name="Поле 2"/>
    <meta:user-defined meta:name="Поле 3"/>
    <meta:user-defined meta:name="Поле 4"/>
  </office:meta>
</office:document-meta>
</file>